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5.166cm"/>
    </style:style>
    <style:style style:name="co5" style:family="table-column">
      <style:table-column-properties fo:break-before="auto" style:column-width="5.914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1.087cm"/>
    </style:style>
    <style:style style:name="co9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value-type" style:repeat-content="false" fo:border="0.002cm solid #000000"/>
      <style:paragraph-properties fo:margin-left="0cm"/>
    </style:style>
    <style:style style:name="ce6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JN Instruction Set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8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008" table:default-cell-style-name="ce4"/>
        <table:table-row table:style-name="ro1">
          <table:table-cell table:style-name="ce1" office:value-type="string" table:number-columns-spanned="1" table:number-rows-spanned="2">
            <text:p>Instruction</text:p>
          </table:table-cell>
          <table:table-cell table:style-name="ce1" office:value-type="string" table:number-columns-spanned="1" table:number-rows-spanned="2">
            <text:p>Description</text:p>
          </table:table-cell>
          <table:table-cell table:style-name="ce6" office:value-type="string" table:number-columns-spanned="8" table:number-rows-spanned="1">
            <text:p>Effects on SR</text:p>
          </table:table-cell>
          <table:covered-table-cell table:number-columns-repeated="7" table:style-name="ce6"/>
          <table:table-cell table:style-name="ce1" office:value-type="string" table:number-columns-spanned="1" table:number-rows-spanned="2">
            <text:p>Syntax</text:p>
          </table:table-cell>
          <table:table-cell table:style-name="ce1" office:value-type="string" table:number-columns-spanned="1" table:number-rows-spanned="2">
            <text:p>Operation</text:p>
          </table:table-cell>
          <table:table-cell table:style-name="ce1" office:value-type="string" table:number-columns-spanned="1" table:number-rows-spanned="2">
            <text:p>Example</text:p>
          </table:table-cell>
          <table:table-cell table:style-name="ce1" office:value-type="string" table:number-columns-spanned="1" table:number-rows-spanned="2">
            <text:p>Cycles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Pipe</text:p>
          </table:table-cell>
          <table:table-cell table:style-name="ce7" table:number-columns-repeated="1008"/>
        </table:table-row>
        <table:table-row table:style-name="ro1">
          <table:covered-table-cell table:number-columns-repeated="2" table:style-name="ce2"/>
          <table:table-cell table:number-columns-repeated="4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Z</text:p>
          </table:table-cell>
          <table:table-cell table:style-name="ce2" office:value-type="string">
            <text:p>C</text:p>
          </table:table-cell>
          <table:table-cell table:style-name="ce2" office:value-type="string">
            <text:p>V</text:p>
          </table:table-cell>
          <table:covered-table-cell table:number-columns-repeated="6" table:style-name="ce2"/>
          <table:table-cell table:style-name="ce7" table:number-columns-repeated="1008"/>
        </table:table-row>
        <table:table-row table:style-name="ro1">
          <table:table-cell table:style-name="ce3" office:value-type="string" table:number-columns-spanned="16" table:number-rows-spanned="1">
            <text:p>Arithmetic Operations</text:p>
          </table:table-cell>
          <table:covered-table-cell table:style-name="ce3"/>
          <table:covered-table-cell table:number-columns-repeated="14"/>
          <table:table-cell table:number-columns-repeated="1008"/>
        </table:table-row>
        <table:table-row table:style-name="ro1">
          <table:table-cell office:value-type="string">
            <text:p>ADD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ADD Ra, Rb</text:p>
          </table:table-cell>
          <table:table-cell office:value-type="string">
            <text:p>Ra = Ra + Rb</text:p>
          </table:table-cell>
          <table:table-cell office:value-type="string">
            <text:p>ADD X, R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ADD.X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ADD.X Ra, Rb, Rc</text:p>
          </table:table-cell>
          <table:table-cell office:value-type="string">
            <text:p>Ra = Rb + Rc</text:p>
          </table:table-cell>
          <table:table-cell office:value-type="string">
            <text:p>ADD R0, R1, R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SUB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SUB Ra, Rb</text:p>
          </table:table-cell>
          <table:table-cell office:value-type="string">
            <text:p>Ra = Ra – Rb</text:p>
          </table:table-cell>
          <table:table-cell office:value-type="string">
            <text:p>SUB A, R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SUB.X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SUB Ra, Rb, Rc</text:p>
          </table:table-cell>
          <table:table-cell office:value-type="string">
            <text:p>Ra = Rb – Rc</text:p>
          </table:table-cell>
          <table:table-cell office:value-type="string">
            <text:p>SUB R3, A, R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MUL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MUL Ra, Rb</text:p>
          </table:table-cell>
          <table:table-cell office:value-type="string">
            <text:p>Ra = Ra x Rb</text:p>
          </table:table-cell>
          <table:table-cell office:value-type="string">
            <text:p>MUL R0, R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MUL.X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MUL Ra, Rb, Rc</text:p>
          </table:table-cell>
          <table:table-cell office:value-type="string">
            <text:p>Ra = Rb x Rc</text:p>
          </table:table-cell>
          <table:table-cell office:value-type="string">
            <text:p>MUL R0, R1, R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DIV</text:p>
          </table:table-cell>
          <table:table-cell office:value-type="string">
            <text:p>Unsigned division</text:p>
          </table:table-cell>
          <table:table-cell table:number-columns-repeated="8"/>
          <table:table-cell office:value-type="string">
            <text:p>DIV Ra, Rb</text:p>
          </table:table-cell>
          <table:table-cell office:value-type="string">
            <text:p>Ra = Ra / Rb</text:p>
          </table:table-cell>
          <table:table-cell office:value-type="string">
            <text:p>DIV R0, R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DIV.X</text:p>
          </table:table-cell>
          <table:table-cell office:value-type="string">
            <text:p>Unsigned extended division</text:p>
          </table:table-cell>
          <table:table-cell table:number-columns-repeated="8"/>
          <table:table-cell office:value-type="string">
            <text:p>DIV Ra, Rb, Rc</text:p>
          </table:table-cell>
          <table:table-cell office:value-type="string">
            <text:p>Ra = Rb / Rc</text:p>
          </table:table-cell>
          <table:table-cell office:value-type="string">
            <text:p>DIV A, R0, R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MOD</text:p>
          </table:table-cell>
          <table:table-cell table:number-columns-repeated="9"/>
          <table:table-cell office:value-type="string">
            <text:p>DIV Ra, Rb</text:p>
          </table:table-cell>
          <table:table-cell office:value-type="string">
            <text:p>Ra = Ra % Rb</text:p>
          </table:table-cell>
          <table:table-cell office:value-type="string">
            <text:p>MOD R0, R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INC</text:p>
          </table:table-cell>
          <table:table-cell table:number-columns-repeated="6"/>
          <table:table-cell office:value-type="string">
            <text:p>Z</text:p>
          </table:table-cell>
          <table:table-cell/>
          <table:table-cell office:value-type="string">
            <text:p>V</text:p>
          </table:table-cell>
          <table:table-cell office:value-type="string">
            <text:p>INC Ra</text:p>
          </table:table-cell>
          <table:table-cell office:value-type="string">
            <text:p>Ra = Ra + 1</text:p>
          </table:table-cell>
          <table:table-cell office:value-type="string">
            <text:p>INC R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DEC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Z</text:p>
          </table:table-cell>
          <table:table-cell/>
          <table:table-cell office:value-type="string">
            <text:p>V</text:p>
          </table:table-cell>
          <table:table-cell office:value-type="string">
            <text:p>DEC Ra</text:p>
          </table:table-cell>
          <table:table-cell office:value-type="string">
            <text:p>Ra = Ra – 1</text:p>
          </table:table-cell>
          <table:table-cell office:value-type="string">
            <text:p>DEC R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6" table:number-rows-spanned="1">
            <text:p>Logic Operations</text:p>
          </table:table-cell>
          <table:covered-table-cell table:style-name="ce3"/>
          <table:covered-table-cell table:number-columns-repeated="14"/>
          <table:table-cell table:number-columns-repeated="1008"/>
        </table:table-row>
        <table:table-row table:style-name="ro1">
          <table:table-cell office:value-type="string">
            <text:p>AND</text:p>
          </table:table-cell>
          <table:table-cell office:value-type="string">
            <text:p>Bitwise ANDs operands</text:p>
          </table:table-cell>
          <table:table-cell table:number-columns-repeated="8"/>
          <table:table-cell office:value-type="string">
            <text:p>AND Ra, Rb</text:p>
          </table:table-cell>
          <table:table-cell office:value-type="string">
            <text:p>Ra = Ra &amp; R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OR</text:p>
          </table:table-cell>
          <table:table-cell table:number-columns-repeated="9"/>
          <table:table-cell office:value-type="string">
            <text:p>OR Ra, Rb</text:p>
          </table:table-cell>
          <table:table-cell office:value-type="string">
            <text:p>Ra = Ra | R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XOR</text:p>
          </table:table-cell>
          <table:table-cell table:number-columns-repeated="9"/>
          <table:table-cell office:value-type="string">
            <text:p>XOR Ra, Rb</text:p>
          </table:table-cell>
          <table:table-cell office:value-type="string">
            <text:p>Ra = Ra ^ R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NOT</text:p>
          </table:table-cell>
          <table:table-cell table:number-columns-repeated="9"/>
          <table:table-cell office:value-type="string">
            <text:p>NOT Ra</text:p>
          </table:table-cell>
          <table:table-cell office:value-type="string">
            <text:p>Ra = ~R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SHL</text:p>
          </table:table-cell>
          <table:table-cell table:number-columns-repeated="9"/>
          <table:table-cell office:value-type="string">
            <text:p>SHL Ra, Rb</text:p>
          </table:table-cell>
          <table:table-cell office:value-type="string">
            <text:p>Ra = Ra &lt;&lt; Rb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SHR</text:p>
          </table:table-cell>
          <table:table-cell table:number-columns-repeated="9"/>
          <table:table-cell office:value-type="string">
            <text:p>SHR Ra, Rb</text:p>
          </table:table-cell>
          <table:table-cell office:value-type="string">
            <text:p>Ra = Ra &gt;&gt; Rb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6" table:number-rows-spanned="1">
            <text:p>Transfer</text:p>
          </table:table-cell>
          <table:covered-table-cell table:style-name="ce3"/>
          <table:covered-table-cell table:number-columns-repeated="14"/>
          <table:table-cell table:number-columns-repeated="1008"/>
        </table:table-row>
        <table:table-row table:style-name="ro1">
          <table:table-cell table:style-name="ce5" office:value-type="string">
            <text:p>LD</text:p>
          </table:table-cell>
          <table:table-cell table:style-name="ce5"/>
          <table:table-cell table:number-columns-repeated="8"/>
          <table:table-cell office:value-type="string">
            <text:p>LD Ra, #0x12</text:p>
          </table:table-cell>
          <table:table-cell office:value-type="string">
            <text:p>Ra = 0x1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LD</text:p>
          </table:table-cell>
          <table:table-cell table:style-name="ce5"/>
          <table:table-cell table:number-columns-repeated="8"/>
          <table:table-cell office:value-type="string">
            <text:p>LD Ra, #0x1213</text:p>
          </table:table-cell>
          <table:table-cell office:value-type="string">
            <text:p>Ra = 0x1213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LD</text:p>
          </table:table-cell>
          <table:table-cell table:style-name="ce5"/>
          <table:table-cell table:number-columns-repeated="8"/>
          <table:table-cell office:value-type="string">
            <text:p>LD Ra, #0x12131415</text:p>
          </table:table-cell>
          <table:table-cell office:value-type="string">
            <text:p>Ra = 0x12131415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LD</text:p>
          </table:table-cell>
          <table:table-cell table:style-name="ce5"/>
          <table:table-cell table:number-columns-repeated="8"/>
          <table:table-cell office:value-type="string">
            <text:p>LD Ra, 0x12131415</text:p>
          </table:table-cell>
          <table:table-cell office:value-type="string">
            <text:p>Ra = MEM[0x12131415]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LD</text:p>
          </table:table-cell>
          <table:table-cell table:style-name="ce5"/>
          <table:table-cell table:number-columns-repeated="8"/>
          <table:table-cell office:value-type="string">
            <text:p>LD Ra, *0x12131415</text:p>
          </table:table-cell>
          <table:table-cell office:value-type="string">
            <text:p>Ra = MEM[MEM[0x12131415]]</text:p>
          </table:table-cell>
          <table:table-cell/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LD</text:p>
          </table:table-cell>
          <table:table-cell table:style-name="ce5"/>
          <table:table-cell table:number-columns-repeated="8"/>
          <table:table-cell office:value-type="string">
            <text:p>LD Ra, 0x12 + A|X|Y|SP|PC</text:p>
          </table:table-cell>
          <table:table-cell office:value-type="string">
            <text:p>Ra = MEM[0x12 + A|X|Y|SP|PC]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LD</text:p>
          </table:table-cell>
          <table:table-cell table:style-name="ce5"/>
          <table:table-cell table:number-columns-repeated="8"/>
          <table:table-cell office:value-type="string">
            <text:p>LD Ra, 0x1213 + A|X|Y|SP|PC</text:p>
          </table:table-cell>
          <table:table-cell office:value-type="string">
            <text:p>Ra = MEM[0x1213 + A|X|Y|SP|PC]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ST</text:p>
          </table:table-cell>
          <table:table-cell table:style-name="ce5"/>
          <table:table-cell table:number-columns-repeated="8"/>
          <table:table-cell office:value-type="string">
            <text:p>ST Ra, 0x12131415</text:p>
          </table:table-cell>
          <table:table-cell office:value-type="string">
            <text:p>MEM[0x12131415] = Ra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ST</text:p>
          </table:table-cell>
          <table:table-cell table:style-name="ce5"/>
          <table:table-cell table:number-columns-repeated="8"/>
          <table:table-cell office:value-type="string">
            <text:p>ST Ra, *0x12131415</text:p>
          </table:table-cell>
          <table:table-cell office:value-type="string">
            <text:p>MEM[MEM[0x12131415] = Ra</text:p>
          </table:table-cell>
          <table:table-cell/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ST</text:p>
          </table:table-cell>
          <table:table-cell table:style-name="ce5"/>
          <table:table-cell table:number-columns-repeated="8"/>
          <table:table-cell office:value-type="string">
            <text:p>ST Ra, 0x12 + A|X|Y|SP|PC</text:p>
          </table:table-cell>
          <table:table-cell office:value-type="string">
            <text:p>MEM[0x12 + A|X|Y|SP|PC] = Ra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ST</text:p>
          </table:table-cell>
          <table:table-cell table:style-name="ce5"/>
          <table:table-cell table:number-columns-repeated="8"/>
          <table:table-cell office:value-type="string">
            <text:p>ST Ra, 0x1213 + A|X|Y|SP|PC</text:p>
          </table:table-cell>
          <table:table-cell office:value-type="string">
            <text:p>MEM[0x1213 + A|X|Y|SP|PC] = Ra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MOV</text:p>
          </table:table-cell>
          <table:table-cell table:style-name="ce5"/>
          <table:table-cell table:number-columns-repeated="8"/>
          <table:table-cell office:value-type="string">
            <text:p>MOV Ra, Rb</text:p>
          </table:table-cell>
          <table:table-cell office:value-type="string">
            <text:p>Ra = R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6" table:number-rows-spanned="1">
            <text:p>Subroutines</text:p>
          </table:table-cell>
          <table:covered-table-cell table:style-name="ce3"/>
          <table:covered-table-cell table:number-columns-repeated="14"/>
          <table:table-cell table:number-columns-repeated="1008"/>
        </table:table-row>
        <table:table-row table:style-name="ro1">
          <table:table-cell office:value-type="string">
            <text:p>CALL</text:p>
          </table:table-cell>
          <table:table-cell table:number-columns-repeated="9"/>
          <table:table-cell office:value-type="string">
            <text:p>CALL Ra</text:p>
          </table:table-cell>
          <table:table-cell office:value-type="string">
            <text:p>PC = Ra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FLUSH</text:p>
          </table:table-cell>
          <table:table-cell table:number-columns-repeated="1008"/>
        </table:table-row>
        <table:table-row table:style-name="ro1">
          <table:table-cell office:value-type="string">
            <text:p>RET</text:p>
          </table:table-cell>
          <table:table-cell table:number-columns-repeated="9"/>
          <table:table-cell office:value-type="string">
            <text:p>RET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LUSH</text:p>
          </table:table-cell>
          <table:table-cell table:number-columns-repeated="1008"/>
        </table:table-row>
        <table:table-row table:style-name="ro1">
          <table:table-cell table:style-name="ce3" office:value-type="string" table:number-columns-spanned="16" table:number-rows-spanned="1">
            <text:p>Branching</text:p>
          </table:table-cell>
          <table:covered-table-cell table:style-name="ce3"/>
          <table:covered-table-cell table:number-columns-repeated="14"/>
          <table:table-cell table:number-columns-repeated="1008"/>
        </table:table-row>
        <table:table-row table:style-name="ro1">
          <table:table-cell office:value-type="string">
            <text:p>CMP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Z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CMP Ra, Rb</text:p>
          </table:table-cell>
          <table:table-cell office:value-type="string">
            <text:p>Test { Ra – Rb }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JE</text:p>
          </table:table-cell>
          <table:table-cell table:number-columns-repeated="9"/>
          <table:table-cell office:value-type="string">
            <text:p>JE Ra</text:p>
          </table:table-cell>
          <table:table-cell office:value-type="string">
            <text:p>if Z then PC = R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LUSH</text:p>
          </table:table-cell>
          <table:table-cell table:number-columns-repeated="1008"/>
        </table:table-row>
        <table:table-row table:style-name="ro1">
          <table:table-cell office:value-type="string">
            <text:p>JNE</text:p>
          </table:table-cell>
          <table:table-cell table:number-columns-repeated="9"/>
          <table:table-cell office:value-type="string">
            <text:p>JNE Ra</text:p>
          </table:table-cell>
          <table:table-cell office:value-type="string">
            <text:p>if !Z then PC = R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LUSH</text:p>
          </table:table-cell>
          <table:table-cell table:number-columns-repeated="1008"/>
        </table:table-row>
        <table:table-row table:style-name="ro1">
          <table:table-cell office:value-type="string">
            <text:p>JG</text:p>
          </table:table-cell>
          <table:table-cell table:number-columns-repeated="9"/>
          <table:table-cell office:value-type="string">
            <text:p>JG Ra</text:p>
          </table:table-cell>
          <table:table-cell office:value-type="string">
            <text:p>if !N and !Z then PC = R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LUSH</text:p>
          </table:table-cell>
          <table:table-cell table:number-columns-repeated="1008"/>
        </table:table-row>
        <table:table-row table:style-name="ro1">
          <table:table-cell office:value-type="string">
            <text:p>JGE</text:p>
          </table:table-cell>
          <table:table-cell table:number-columns-repeated="9"/>
          <table:table-cell office:value-type="string">
            <text:p>JGE Ra</text:p>
          </table:table-cell>
          <table:table-cell office:value-type="string">
            <text:p>if !N then PC = R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LUSH</text:p>
          </table:table-cell>
          <table:table-cell table:number-columns-repeated="1008"/>
        </table:table-row>
        <table:table-row table:style-name="ro1">
          <table:table-cell office:value-type="string">
            <text:p>JL</text:p>
          </table:table-cell>
          <table:table-cell table:number-columns-repeated="9"/>
          <table:table-cell office:value-type="string">
            <text:p>JL Ra</text:p>
          </table:table-cell>
          <table:table-cell office:value-type="string">
            <text:p>if N and !Z then PC = R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LUSH</text:p>
          </table:table-cell>
          <table:table-cell table:number-columns-repeated="1008"/>
        </table:table-row>
        <table:table-row table:style-name="ro1">
          <table:table-cell office:value-type="string">
            <text:p>JLE</text:p>
          </table:table-cell>
          <table:table-cell table:number-columns-repeated="9"/>
          <table:table-cell office:value-type="string">
            <text:p>JLE Ra</text:p>
          </table:table-cell>
          <table:table-cell office:value-type="string">
            <text:p>if N then PC = R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LUSH</text:p>
          </table:table-cell>
          <table:table-cell table:number-columns-repeated="1008"/>
        </table:table-row>
        <table:table-row table:style-name="ro1">
          <table:table-cell office:value-type="string">
            <text:p>JMP</text:p>
          </table:table-cell>
          <table:table-cell table:number-columns-repeated="9"/>
          <table:table-cell office:value-type="string">
            <text:p>JMP Ra</text:p>
          </table:table-cell>
          <table:table-cell office:value-type="string">
            <text:p>PC = R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LUSH</text:p>
          </table:table-cell>
          <table:table-cell table:number-columns-repeated="1008"/>
        </table:table-row>
        <table:table-row table:style-name="ro1">
          <table:table-cell table:style-name="ce3" office:value-type="string" table:number-columns-spanned="16" table:number-rows-spanned="1">
            <text:p>Misc</text:p>
          </table:table-cell>
          <table:covered-table-cell table:style-name="ce3"/>
          <table:covered-table-cell table:number-columns-repeated="14"/>
          <table:table-cell table:number-columns-repeated="1008"/>
        </table:table-row>
        <table:table-row table:style-name="ro1">
          <table:table-cell office:value-type="string">
            <text:p>NOP</text:p>
          </table:table-cell>
          <table:table-cell table:number-columns-repeated="9"/>
          <table:table-cell office:value-type="string">
            <text:p>NOP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JN Instruction Set'.A1:'JN Instruction Set'.A10485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24.03.2013</text:date>, <text:time>10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21:08:08.30</meta:creation-date>
    <dc:date>2013-03-24T10:49:42.08</dc:date>
    <meta:editing-duration>P2DT20H59M7S</meta:editing-duration>
    <meta:editing-cycles>26</meta:editing-cycles>
    <meta:generator>OpenOffice.org/3.3$Win32 OpenOffice.org_project/330m20$Build-9567</meta:generator>
    <meta:document-statistic meta:table-count="3" meta:cell-count="264" meta:object-count="0"/>
  </office:meta>
</office:document-meta>
</file>